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af8ce" officeooo:paragraph-rsid="001af8ce"/>
    </style:style>
    <style:style style:name="P2" style:family="paragraph" style:parent-style-name="Standard">
      <style:text-properties officeooo:rsid="001beaf7" officeooo:paragraph-rsid="001beaf7"/>
    </style:style>
    <style:style style:name="T1" style:family="text">
      <style:text-properties officeooo:rsid="001af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<text:span text:style-name="T1">1 </text:span></text:p>
      <text:p text:style-name="P1">we tend to use opensource software for the construction of the marsrover, but they are just not stable enough.</text:p>
      <text:p text:style-name="P2">Problem2 </text:p>
      <text:p text:style-name="P2">language, I tend to use english, but in many case my enlglish was not good enough, and since there is a lot of people in this program is chinese, actually chinese will just be better.</text:p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4:20:19.169000000</meta:creation-date>
    <dc:date>2018-11-22T14:23:13.202000000</dc:date>
    <meta:editing-duration>PT2M54S</meta:editing-duration>
    <meta:editing-cycles>2</meta:editing-cycles>
    <meta:generator>LibreOffice/6.1.2.1$Windows_x86 LibreOffice_project/65905a128db06ba48db947242809d14d3f9a93fe</meta:generator>
    <meta:document-statistic meta:table-count="0" meta:image-count="0" meta:object-count="0" meta:page-count="1" meta:paragraph-count="5" meta:word-count="56" meta:character-count="312" meta:non-whitespace-character-count="257"/>
  </office:meta>
</office:document-meta>
</file>